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JetBrains Mono Medium" svg:font-family="'JetBrains Mono Medium'" style:font-pitch="fixed"/>
    <style:font-face style:name="JetBrains Mono Medium1" svg:font-family="'JetBrains Mono Medium'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  <style:font-face style:name="OCR A Extended1" svg:font-family="'OCR A Extended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width="0.079cm" svg:stroke-color="#cad3f5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2" loext:color-type="theme"/>
      </style:graphic-properties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cad3f5" draw:marker-end="msArrowOpenEnd_20_5_20_106" draw:marker-end-width="0.37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4" style:family="graphic" style:parent-style-name="standard" style:list-style-name="L11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scadia Code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scadia Code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ascadia Code"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solid" draw:fill-color="#ed879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eed49f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="solid" draw:fill-color="#a6da95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ascadia Code" fo:font-size="4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scadia Code" fo:font-size="28pt"/>
    </style:style>
    <style:style style:name="P16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style:font-name="Cascadia Code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style:font-name="Cascadia Code" fo:font-size="18pt" fo:hyphenate="false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8pt" fo:hyphenate="false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8pt" fo:hyphenate="false"/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hyphenate="false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scadia Code" fo:hyphenate="false"/>
    </style:style>
    <style:style style:name="P2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style:font-name="Cascadia Code" fo:hyphenate="false"/>
    </style:style>
    <style:style style:name="T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60pt" fo:letter-spacing="normal" fo:language="en" fo:country="US" fo:font-style="normal" style:text-underline-style="none" fo:font-weight="normal" fo:background-color="transparent" style:font-name-asian="Cascadia Mono" style:font-size-asian="60pt" style:font-style-asian="normal" style:font-weight-asian="normal" style:font-name-complex="Cascadia Mono1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6" loext:color-type="theme"/>
      </style:text-properties>
    </style:style>
    <style:style style:name="T7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10" style:family="text">
      <style:text-properties fo:font-variant="normal" fo:text-transform="none" fo:color="#8aadf4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/>
      </style:text-properties>
    </style:style>
    <style:style style:name="T11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/>
      </style:text-properties>
    </style:style>
    <style:style style:name="T1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2" loext:color-type="theme"/>
      </style:text-properties>
    </style:style>
    <style:style style:name="T14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eed49f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3" loext:color-type="theme"/>
      </style:text-properties>
    </style:style>
    <style:style style:name="T16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18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5" loext:color-type="theme"/>
      </style:text-properties>
    </style:style>
    <style:style style:name="T20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6" loext:color-type="theme"/>
      </style:text-properties>
    </style:style>
    <style:style style:name="T21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/>
      </style:text-properties>
    </style:style>
    <style:style style:name="T22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cad3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d3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429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6da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d87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5bd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8bd5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8aadf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a6da9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cad3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cad3f5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mpilers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iler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-Tadi Joshua Raj</text:span></text:p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compil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What is a </text:span><text:span text:style-name="T6">compiler</text:span><text:span text:style-name="T5">?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It is a tool which translates a </text:span><text:span text:style-name="T8">high-level language</text:span><text:span text:style-name="T7"> into a </text:span><text:span text:style-name="T9">low-level language</text:span><text:span text:style-name="T7">.</text:span></text:p>
              </text:list-item>
              <text:list-item>
                <text:p text:style-name="P13"><text:span text:style-name="T7">Now this brings few </text:span><text:span text:style-name="T10">questions</text:span><text:span text:style-name="T7"> to mind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">Is that all a compiler does?</text:span></text:p>
                  </text:list-item>
                  <text:list-item>
                    <text:p text:style-name="P14"><text:span text:style-name="T2">Why do we need to use a compiler?</text:span></text:p>
                  </text:list-item>
                  <text:list-item>
                    <text:p text:style-name="P14"><text:span text:style-name="T2">What is an </text:span><text:span text:style-name="T11">interpreter</text:span><text:span text:style-name="T2">? does it also translate?</text:span></text:p>
                  </text:list-item>
                  <text:list-item>
                    <text:p text:style-name="P14"><text:span text:style-name="T2">By </text:span><text:span text:style-name="T12">translate</text:span><text:span text:style-name="T2"> can we change </text:span><text:span text:style-name="T13">C</text:span><text:span text:style-name="T2"> into </text:span><text:span text:style-name="T14">JavaScript</text:span><text:span text:style-name="T2">? Or is it only limited to HLL -&gt; LLL?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7"/></text:p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we use a compiler: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Why we use a compiler: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In the early 1950s, there were no programming languages, and all code had to be written directly in machine code!</text:span></text:p>
              </text:list-item>
              <text:list-item>
                <text:p text:style-name="P13"><text:span text:style-name="T7">We needed a more efficient way to interact with computers.</text:span></text:p>
              </text:list-item>
              <text:list-item>
                <text:p text:style-name="P13"><text:span text:style-name="T7">The solution was to write code in a higher-level programming language, which could then be translated into machine code using a compiler.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Compilers: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History of Compilers: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In 1957 the first programming language FORTRAN (FORmula TRANslation) was invented, its compiler translated complex mathematical formulae into efficient machine code.</text:span></text:p>
              </text:list-item>
              <text:list-item>
                <text:p text:style-name="P13"><text:span text:style-name="T7">In 1958 LISP’s compiler introduced dynamic memory allocation and garbage collection.</text:span></text:p>
              </text:list-item>
              <text:list-item>
                <text:p text:style-name="P13"><text:span text:style-name="T7">In 1959 COBOL’s compiler focused on portability, allowing the same code to run on different machines.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6" presentation:style-name="pr5" draw:text-style-name="P15" draw:layer="layout" svg:width="29.209cm" svg:height="14.412cm" svg:x="2.328cm" svg:y="2.746cm" presentation:class="outline" presentation:user-transformed="true">
          <draw:text-box>
            <text:list text:style-name="L4">
              <text:list-item>
                <text:p text:style-name="P13"><text:span text:style-name="T7">In 1960 ALGOL’s compiler introduced structured programming and syntax trees, which became critical for modern compiler design.</text:span></text:p>
              </text:list-item>
              <text:list-item>
                <text:p text:style-name="P13"><text:span text:style-name="T7">In 1972 C programming language was developed, requiring compilers to optimize for performance.</text:span></text:p>
              </text:list-item>
              <text:list-item>
                <text:p text:style-name="P13"><text:span text:style-name="T7">Coming to the modern era, we made significant advancements in the compiler industry, these are some of the modern compiler used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">Just in time compiler (more on this later)</text:span></text:p>
                  </text:list-item>
                  <text:list-item>
                    <text:p text:style-name="P14"><text:span text:style-name="T2">Cross-platform compilers and so on</text:span></text:p>
                  </text:list-item>
                </text:list>
              </text:list-item>
              <text:list-item>
                <text:p text:style-name="P13"><text:span text:style-name="T7">Some modern compilers even use AI to predict optimization strategies and improve performance.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rn compiler: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A modern compiler:</text:span></text:p>
          </draw:text-box>
        </draw:frame>
        <draw:frame draw:name="Content Placeholder 6" presentation:style-name="pr5" draw:text-style-name="P15" draw:layer="layout" svg:width="29.209cm" svg:height="1.356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There are </text:span><text:span text:style-name="T15">three</text:span><text:span text:style-name="T7"> phases: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1" draw:style-name="gr6" draw:text-style-name="P16" xml:id="id1" draw:id="id1" draw:layer="layout" svg:width="5.597cm" svg:height="2.999cm" svg:x="5.369cm" svg:y="9.525cm">
          <text:p text:style-name="P5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1" draw:style-name="gr7" draw:text-style-name="P18" draw:layer="layout" svg:width="4.967cm" svg:height="1.267cm" svg:x="5.787cm" svg:y="10.384cm">
          <text:p text:style-name="P17"><text:span text:style-name="T2">Front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6" draw:text-style-name="P16" xml:id="id3" draw:id="id3" draw:layer="layout" svg:width="5.597cm" svg:height="2.999cm" svg:x="13.717cm" svg:y="9.525cm">
          <text:p text:style-name="P5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Rectangle: Rounded Corners 13" draw:style-name="gr6" draw:text-style-name="P16" xml:id="id5" draw:id="id5" draw:layer="layout" svg:width="5.597cm" svg:height="2.999cm" svg:x="22.065cm" svg:y="9.525cm">
          <text:p text:style-name="P5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position-x="?f2" draw:handle-position-y="0" draw:handle-range-x-maximum="50000" draw:handle-range-x-minimum="0"/>
          </draw:enhanced-geometry>
        </draw:custom-shape>
        <draw:custom-shape draw:name="TextBox 14" draw:style-name="gr8" draw:text-style-name="P18" draw:layer="layout" svg:width="4.967cm" svg:height="1.013cm" svg:x="14.149cm" svg:y="10.512cm">
          <text:p text:style-name="P17"><text:span text:style-name="T16">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18" draw:layer="layout" svg:width="4.471cm" svg:height="1.267cm" svg:x="22.719cm" svg:y="10.384cm">
          <text:p text:style-name="P17"><text:span text:style-name="T2">Back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20" xml:id="id6" draw:id="id6" draw:layer="layout" svg:width="3.976cm" svg:height="2.283cm" svg:x="28.843cm" svg:y="9.871cm">
          <text:p text:style-name="P19"><text:span text:style-name="T17">Machine</text:span></text:p>
          <text:p text:style-name="P19"><text:span text:style-name="T17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20" xml:id="id7" draw:id="id7" draw:layer="layout" svg:width="3.48cm" svg:height="2.283cm" svg:x="0.633cm" svg:y="9.871cm">
          <text:p text:style-name="P19"><text:span text:style-name="T18">Source</text:span></text:p>
          <text:p text:style-name="P19"><text:span text:style-name="T18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12" draw:text-style-name="P21" draw:layer="layout" draw:type="line" svg:x1="10.966cm" svg:y1="11.024cm" svg:x2="11.734cm" svg:y2="11.018cm" draw:start-shape="id1" draw:start-glue-point="1" draw:end-shape="id2" draw:end-glue-point="3" svg:d="M10966 11024l768-6" svg:viewBox="0 0 769 7">
          <text:p/>
        </draw:connector>
        <draw:connector draw:name="Straight Arrow Connector 25" draw:style-name="gr12" draw:text-style-name="P21" draw:layer="layout" draw:type="line" svg:x1="19.314cm" svg:y1="11.024cm" svg:x2="20.082cm" svg:y2="11.018cm" draw:start-shape="id3" draw:start-glue-point="1" draw:end-shape="id4" draw:end-glue-point="3" svg:d="M19314 11024l768-6" svg:viewBox="0 0 769 7">
          <text:p/>
        </draw:connector>
        <draw:connector draw:name="Straight Arrow Connector 27" draw:style-name="gr12" draw:text-style-name="P21" draw:layer="layout" draw:type="line" svg:x1="27.662cm" svg:y1="11.024cm" svg:x2="28.843cm" svg:y2="11.012cm" draw:start-shape="id5" draw:start-glue-point="1" draw:end-shape="id6" draw:end-glue-point="3" svg:d="M27662 11024l1181-12" svg:viewBox="0 0 1182 13">
          <text:p/>
        </draw:connector>
        <draw:connector draw:name="Straight Arrow Connector 29" draw:style-name="gr12" draw:text-style-name="P21" draw:layer="layout" draw:type="line" svg:x1="4.113cm" svg:y1="11.012cm" svg:x2="5.369cm" svg:y2="11.024cm" draw:start-shape="id7" draw:start-glue-point="1" draw:end-shape="id1" draw:end-glue-point="3" svg:d="M4113 11012l1256 12" svg:viewBox="0 0 1257 13">
          <text:p/>
        </draw:connector>
        <draw:custom-shape draw:name="TextBox 30" draw:style-name="gr13" draw:text-style-name="P18" xml:id="id2" draw:id="id2" draw:layer="layout" svg:width="1.246cm" svg:height="1.013cm" svg:x="11.734cm" svg:y="10.512cm">
          <text:p text:style-name="P17"><text:span text:style-name="T19">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18" xml:id="id4" draw:id="id4" draw:layer="layout" svg:width="1.246cm" svg:height="1.013cm" svg:x="20.082cm" svg:y="10.512cm">
          <text:p text:style-name="P17"><text:span text:style-name="T20">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4" draw:style-name="gr12" draw:text-style-name="P21" draw:layer="layout" draw:type="line" svg:x1="12.98cm" svg:y1="11.018cm" svg:x2="13.717cm" svg:y2="11.024cm" draw:start-shape="id2" draw:start-glue-point="1" draw:end-shape="id3" draw:end-glue-point="3" svg:d="M12980 11018l737 6" svg:viewBox="0 0 738 7">
          <text:p/>
        </draw:connector>
        <draw:connector draw:name="Straight Arrow Connector 39" draw:style-name="gr12" draw:text-style-name="P21" draw:layer="layout" draw:type="line" svg:x1="21.328cm" svg:y1="11.018cm" svg:x2="22.065cm" svg:y2="11.024cm" draw:start-shape="id4" draw:start-glue-point="1" draw:end-shape="id5" draw:end-glue-point="3" svg:d="M21328 11018l737 6" svg:viewBox="0 0 738 7">
          <text:p/>
        </draw:connector>
        <draw:custom-shape draw:name="Content Placeholder 6" draw:style-name="gr15" draw:text-style-name="P23" draw:layer="layout" svg:width="29.209cm" svg:height="1.356cm" svg:x="2.328cm" svg:y="14.422cm">
          <text:list text:style-name="L12">
            <text:list-item>
              <text:p text:style-name="P22"><text:span text:style-name="T7">Let’s look at them briefl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Content Placeholder 6" presentation:style-name="pr5" draw:text-style-name="P15" draw:layer="layout" svg:width="29.209cm" svg:height="14.412cm" svg:x="2.328cm" svg:y="2.746cm" presentation:class="outline" presentation:user-transformed="true">
          <draw:text-box>
            <text:list text:style-name="L13">
              <text:list-item>
                <text:p text:style-name="P13"><text:span text:style-name="T8">Front End</text:span><text:span text:style-name="T7">: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2">Converts the code into an intermediate representation</text:span></text:p>
                  </text:list-item>
                  <text:list-item>
                    <text:p text:style-name="P14"><text:span text:style-name="T2">It involves preprocessing, tokenizing, parsing, and then finally generating the IR.</text:span></text:p>
                  </text:list-item>
                </text:list>
              </text:list-item>
            </text:list>
            <text:list text:style-name="L15">
              <text:list-item>
                <text:p text:style-name="P13"><text:span text:style-name="T10">Optimization</text:span><text:span text:style-name="T7">:</text:span></text:p>
                <text:list>
                  <text:list-item>
                    <text:p text:style-name="P14"><text:span text:style-name="T2">The IR generated in the frontend is then optimized for either speed or space.</text:span></text:p>
                  </text:list-item>
                  <text:list-item>
                    <text:p text:style-name="P14"><text:span text:style-name="T2">Such as loop optimization, dead code elimination etc.</text:span></text:p>
                  </text:list-item>
                </text:list>
              </text:list-item>
            </text:list>
            <text:list text:style-name="L16">
              <text:list-item>
                <text:p text:style-name="P13"><text:span text:style-name="T9">Back End</text:span><text:span text:style-name="T7">:</text:span></text:p>
                <text:list>
                  <text:list-item>
                    <text:p text:style-name="P14"><text:span text:style-name="T2">It translates the optimized IR into machine code or assembly language specific to the target device.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interpreter?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What is an interpreter?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It takes the source code, converts it to machine instructions and directly runs them.</text:span></text:p>
              </text:list-item>
              <text:list-item>
                <text:p text:style-name="P13"><text:span text:style-name="T7">The working of a interpreter is closely associated to how a debugger works.</text:span></text:p>
              </text:list-item>
              <text:list-item>
                <text:p text:style-name="P13"><text:span text:style-name="T7">This was developed to run projects or apps which are still under construction.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6" presentation:style-name="pr5" draw:text-style-name="P15" draw:layer="layout" svg:width="29.209cm" svg:height="14.412cm" svg:x="2.328cm" svg:y="2.746cm" presentation:class="outline" presentation:user-transformed="true">
          <draw:text-box>
            <text:list text:style-name="L4">
              <text:list-item>
                <text:p text:style-name="P13"><text:span text:style-name="T7">An interpreter generally uses these following strategies for program execution:</text:span></text:p>
              </text:list-item>
            </text:list>
            <text:list text:style-name="L17">
              <text:list-item>
                <text:list>
                  <text:list-item>
                    <text:p text:style-name="P24"><text:span text:style-name="T2">Parse the source code and perform its behavior directly. Early versions of LISP used this.</text:span></text:p>
                  </text:list-item>
                  <text:list-item>
                    <text:p text:style-name="P24"><text:span text:style-name="T2">Translate source code into some efficient intermediate representation and immediately execute that. Perl, Python, MATLAB, and Ruby are some examples.</text:span></text:p>
                  </text:list-item>
                  <text:list-item>
                    <text:p text:style-name="P24"><text:span text:style-name="T2">Explicitly execute stored precompiled bytecode made by a compiler and matched with the interpreter's virtual machine. – cite this</text:span></text:p>
                  </text:list-item>
                </text:list>
              </text:list-item>
            </text:list>
            <text:p text:style-name="P25"><text:span text:style-name="T7"/></text:p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s vs Interpreters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Compilers vs Interpreters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U can write an </text:span><text:span text:style-name="T9">interpreter for C </text:span><text:span text:style-name="T7">and a </text:span><text:span text:style-name="T8">compiler for JavaScript</text:span><text:span text:style-name="T7">.</text:span></text:p>
              </text:list-item>
            </text:list>
            <text:p text:style-name="P13"><text:span text:style-name="T7"/></text:p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6" presentation:style-name="pr7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 JIT compiler better?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Is JIT compiler better?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This guy is very cool, it runs the program a few times then sees what to optimize and then optimizes it just in time.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deeper look at compilers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A deeper look at compilers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p text:style-name="P27"><text:span text:style-name="T7">The Front End:</text:span></text:p>
            <text:list text:style-name="L19">
              <text:list-item>
                <text:list>
                  <text:list-item>
                    <text:p text:style-name="P28"><text:span text:style-name="T2">This phase is again divided into many subphases, 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Content Placeholder 6" presentation:style-name="pr8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6" presentation:style-name="pr9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Content Placeholder 6" presentation:style-name="pr10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6" presentation:style-name="pr11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 optimization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Compiler optimization</text:span></text:p>
          </draw:text-box>
        </draw:frame>
        <draw:frame draw:name="Content Placeholder 6" presentation:style-name="pr12" draw:text-style-name="P26" draw:layer="layout" svg:width="29.209cm" svg:height="10.894cm" svg:x="2.328cm" svg:y="6.263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Content Placeholder 6" presentation:style-name="pr13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Content Placeholder 6" presentation:style-name="pr14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name="Content Placeholder 6" presentation:style-name="pr15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Content Placeholder 6" presentation:style-name="pr16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own compiler:" draw:style-name="dp1" draw:master-page-name="Title_20_and_20_Content" presentation:presentation-page-layout-name="AL2T11">
        <draw:frame draw:name="Title 5" presentation:style-name="pr4" draw:text-style-name="P12" draw:layer="layout" svg:width="29.209cm" svg:height="3.681cm" svg:x="2.328cm" svg:y="1.929cm" presentation:class="title" presentation:user-transformed="true">
          <draw:text-box>
            <text:p text:style-name="P11"><text:span text:style-name="T5">My own compiler:</text:span></text:p>
          </draw:text-box>
        </draw:frame>
        <draw:frame draw:name="Content Placeholder 6" presentation:style-name="pr5" draw:text-style-name="P15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13"><text:span text:style-name="T7">The programming language name is “English Programming Language” or EPL for short</text:span></text:p>
              </text:list-item>
              <text:list-item>
                <text:p text:style-name="P13"><text:span text:style-name="T7">It can contain stuff like</text:span><text:span text:style-name="T7"><text:line-break/></text:span><text:span text:style-name="T7">can you please </text:span><text:span text:style-name="T8">print </text:span><text:span text:style-name="T7">stuff like </text:span><text:span text:style-name="T9">“Hello World!!!”</text:span><text:span text:style-name="T21">.</text:span></text:p>
              </text:list-item>
              <text:list-item>
                <text:p text:style-name="P13"><text:span text:style-name="T7">Here only print is read by my compiler and it only prints whatever is present in double inverted commas, the line ends with the full stop (replacement for semicolon)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5" draw:layer="layout" svg:width="29.209cm" svg:height="14.412cm" svg:x="2.328cm" svg:y="2.746cm" presentation:class="outline" presentation:user-transformed="true">
          <draw:text-box>
            <text:list text:style-name="L4">
              <text:list-item>
                <text:p text:style-name="P13"><text:span text:style-name="T7">It can even do things like</text:span><text:span text:style-name="T7"><text:line-break/></text:span><text:span text:style-name="T7">can you </text:span><text:span text:style-name="T8">let </text:span><text:span text:style-name="T7">‘x’ be of </text:span><text:span text:style-name="T8">type</text:span><text:span text:style-name="T7"> </text:span><text:span text:style-name="T22">integer</text:span><text:span text:style-name="T7"> “5”.</text:span></text:p>
              </text:list-item>
              <text:list-item>
                <text:p text:style-name="P13"><text:span text:style-name="T7">Basically, my compiler translates EPL into C code then it uses GCC to compile it into a binary lmao.</text:span></text:p>
              </text:list-item>
              <text:list-item>
                <text:p text:style-name="P13"><text:span text:style-name="T7">Here you could say that the c code is my intermediate representation.</text:span></text:p>
              </text:list-item>
              <text:list-item>
                <text:p text:style-name="P13"><text:span text:style-name="T7">The frontend part translates EPL into C, there is no optimization step, the backend is just GCC, hence the C code gets converted into machine code ready to be executed. (insaneee ik)</text:span></text:p>
              </text:list-item>
              <text:list-item>
                <text:p text:style-name="P13"><text:span text:style-name="T7">And also note, my compiler is written in C (oof)</text:span></text:p>
              </text:list-item>
            </text:list>
          </draw:text-box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name="Content Placeholder 6" presentation:style-name="pr17" draw:text-style-name="P26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3" draw:style-name="gr1" draw:text-style-name="P6" draw:layer="layout" svg:width="33.866cm" svg:height="1.299cm" svg:x="0cm" svg:y="0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7" draw:layer="layout" svg:width="0.683cm" svg:height="0.696cm" svg:x="0.359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8" draw:layer="layout" svg:width="0.683cm" svg:height="0.696cm" svg:x="1.401cm" svg:y="0.316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9" draw:layer="layout" svg:width="0.683cm" svg:height="0.696cm" svg:x="2.444cm" svg:y="0.302cm">
          <text:p text:style-name="P5"><text:span text:style-name="T4"/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JetBrains Mono Medium" svg:font-family="'JetBrains Mono Medium'" style:font-pitch="fixed"/>
    <style:font-face style:name="JetBrains Mono Medium1" svg:font-family="'JetBrains Mono Medium'" style:font-adornments="Regular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  <style:font-face style:name="OCR A Extended1" svg:font-family="'OCR A Extended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4273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24273a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24273a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24273a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24273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24273a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solid" draw:fill-color="#24273a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24273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solid" draw:fill-color="#24273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24273a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24273a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4273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cad3f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d8dff7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8dff7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cad3f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Click to edit Master title style</text:span></text:p>
        </draw:text-box>
      </draw:frame>
      <draw:frame draw:name="Text Placeholder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Click to edit Master text styles</text:span></text:p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Text Placeholder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Content Placeholder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ua Raj Tadi</meta:initial-creator>
    <meta:editing-cycles>10</meta:editing-cycles>
    <meta:creation-date>2025-03-22T08:27:16</meta:creation-date>
    <dc:date>2025-03-30T02:59:46.883303318</dc:date>
    <meta:editing-duration>P7DT11H41M24S</meta:editing-duration>
    <meta:generator>LibreOffice/25.2.2.2$Linux_X86_64 LibreOffice_project/520$Build-2</meta:generator>
    <meta:document-statistic meta:object-count="337"/>
    <meta:user-defined meta:name="AppVersion">16.0000</meta:user-defined>
    <meta:user-defined meta:name="PresentationFormat">Widescreen</meta:user-defined>
    <meta:user-defined meta:name="Slides" meta:value-type="float">25</meta:user-defined>
    <meta:template xlink:type="simple" xlink:actuate="onRequest" xlink:title="Office 2013 - 2022 Theme" xlink:href=""/>
  </office:meta>
</office:document-meta>
</file>